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2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1" office:value-type="string" calcext:value-type="string">
            <text:p>MSc, COSS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Gijzen</text:p>
          </table:table-cell>
          <table:table-cell table:style-name="ce11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09:27:46.22357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1-27T09:28:41.816285322</dc:date>
    <meta:editing-duration>PT2H25M12S</meta:editing-duration>
    <meta:editing-cycles>72</meta:editing-cycles>
    <meta:generator>LibreOffice/4.3.3.2$Linux_X86_64 LibreOffice_project/430m0$Build-2</meta:generator>
    <meta:print-date>2014-07-20T12:47:47</meta:print-date>
    <meta:document-statistic meta:table-count="3" meta:cell-count="501" meta:object-count="0"/>
  </office:meta>
</office:document-meta>
</file>